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able-cell-properties fo:border="0.002cm solid #000000"/>
    </style:style>
    <style:style style:name="ce5" style:family="table-cell" style:parent-style-name="Default" style:data-style-name="N1"/>
    <style:style style:name="T1" style:family="text">
      <style:text-properties style:text-position="-33% 58%"/>
    </style:style>
    <style:style style:name="T2" style:family="text">
      <style:text-properties style:font-name="Liberation Sans1"/>
    </style:style>
    <style:style style:name="T3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>
            <text:p>viskozita</text:p>
          </table:table-cell>
          <table:table-cell table:style-name="ce3" office:value-type="float" office:value="0.00001758">
            <text:p>1,76E-005</text:p>
          </table:table-cell>
          <table:table-cell office:value-type="string">
            <text:p>Pas-1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string">
            <text:p>atm</text:p>
          </table:table-cell>
          <table:table-cell table:style-name="ce3" office:value-type="float" office:value="1.003">
            <text:p>1,00E+000</text:p>
          </table:table-cell>
          <table:table-cell office:value-type="string">
            <text:p>Bar</text:p>
          </table:table-cell>
          <table:table-cell office:value-type="string">
            <text:p>=</text:p>
          </table:table-cell>
          <table:table-cell table:formula="of:=[.E4]*100000" office:value-type="float" office:value="100300">
            <text:p>100300</text:p>
          </table:table-cell>
          <table:table-cell office:value-type="string">
            <text:p>Pa</text:p>
          </table:table-cell>
          <table:table-cell/>
          <table:table-cell office:value-type="string">
            <text:p>k</text:p>
          </table:table-cell>
          <table:table-cell table:style-name="ce5" table:formula="of:=PI()/(128*[.L3])" office:value-type="float" office:value="1396.11448271731">
            <text:p>1396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>
            <text:p>trubička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office:value-type="string">
            <text:p>l</text:p>
          </table:table-cell>
          <table:table-cell table:style-name="Default" office:value-type="float" office:value="0.1">
            <text:p>0,1</text:p>
          </table:table-cell>
          <table:table-cell office:value-type="string">
            <text:p>m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3" office:value-type="float" office:value="0.00142">
            <text:p>1,42E-003</text:p>
          </table:table-cell>
          <table:table-cell office:value-type="string">
            <text:p>m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string">
            <text:p>p<text:span text:style-name="T1">1</text:span></text:p>
          </table:table-cell>
          <table:table-cell table:formula="of:=[.G11]*100" office:value-type="float" office:value="13.08">
            <text:p>13,08</text:p>
          </table:table-cell>
          <table:table-cell table:style-name="ce1" office:value-type="string">
            <text:p>Pa</text:p>
          </table:table-cell>
          <table:table-cell table:number-columns-repeated="5"/>
          <table:table-cell office:value-type="string">
            <text:p>Gm</text:p>
          </table:table-cell>
          <table:table-cell table:formula="of:=121*([.C8]^3)/[.C7]" office:value-type="float" office:value="0.00000346457848">
            <text:p>3,46457848E-00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<text:span text:style-name="T1">2</text:span></text:p>
          </table:table-cell>
          <table:table-cell table:formula="of:=[.G12]*100" office:value-type="float" office:value="576">
            <text:p>576</text:p>
          </table:table-cell>
          <table:table-cell table:style-name="ce1" office:value-type="string">
            <text:p>Pa</text:p>
          </table:table-cell>
          <table:table-cell table:number-columns-repeated="2"/>
          <table:table-cell table:style-name="ce3" office:value-type="float" office:value="0.1308">
            <text:p>1,31E-001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<text:span text:style-name="T1">s</text:span></text:p>
          </table:table-cell>
          <table:table-cell table:formula="of:=([.C10]+[.C11])/2" office:value-type="float" office:value="294.54">
            <text:p>294,54</text:p>
          </table:table-cell>
          <table:table-cell table:style-name="ce1" office:value-type="string">
            <text:p>Pa</text:p>
          </table:table-cell>
          <table:table-cell table:number-columns-repeated="2"/>
          <table:table-cell table:style-name="ce3" office:value-type="float" office:value="5.76">
            <text:p>5,76E+000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78.5">
            <text:p>78,5</text:p>
          </table:table-cell>
          <table:table-cell table:style-name="ce4" table:formula="of:=[.B15]/([.C15]*1000000)*[.$H$4]" office:value-type="float" office:value="0.00702738853503185">
            <text:p>7,03E-003</text:p>
          </table:table-cell>
          <table:table-cell table:style-name="ce4" table:formula="of:=[.D15]/([.$C$11]-[.$C$10])" office:value-type="float" office:value="0.0000124838139256588">
            <text:p>1,25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76.9">
            <text:p>76,9</text:p>
          </table:table-cell>
          <table:table-cell table:style-name="ce4" table:formula="of:=[.B16]/([.C16]*1000000)*[.$H$4]" office:value-type="float" office:value="0.00704317295188557">
            <text:p>7,04E-003</text:p>
          </table:table-cell>
          <table:table-cell table:style-name="ce4" table:formula="of:=[.D16]/([.$C$11]-[.$C$10])" office:value-type="float" office:value="0.0000125118541744574">
            <text:p>1,25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1.5">
            <text:p>71,5</text:p>
          </table:table-cell>
          <table:table-cell table:style-name="ce4" table:formula="of:=[.B17]/([.C17]*1000000)*[.$H$4]" office:value-type="float" office:value="0.00701398601398602">
            <text:p>7,01E-003</text:p>
          </table:table-cell>
          <table:table-cell table:style-name="ce4" table:formula="of:=[.D17]/([.$C$11]-[.$C$10])" office:value-type="float" office:value="0.0000124600049989093">
            <text:p>1,25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.2">
            <text:p>70,2</text:p>
          </table:table-cell>
          <table:table-cell table:style-name="ce4" table:formula="of:=[.B18]/([.C18]*1000000)*[.$H$4]" office:value-type="float" office:value="0.00714387464387464">
            <text:p>7,14E-003</text:p>
          </table:table-cell>
          <table:table-cell table:style-name="ce4" table:formula="of:=[.D18]/([.$C$11]-[.$C$10])" office:value-type="float" office:value="0.0000126907458322224">
            <text:p>1,27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1.6">
            <text:p>71,6</text:p>
          </table:table-cell>
          <table:table-cell table:style-name="ce4" table:formula="of:=[.B19]/([.C19]*1000000)*[.$H$4]" office:value-type="float" office:value="0.00700418994413408">
            <text:p>7,00E-003</text:p>
          </table:table-cell>
          <table:table-cell table:style-name="ce4" table:formula="of:=[.D19]/([.$C$11]-[.$C$10])" office:value-type="float" office:value="0.0000124426027572907">
            <text:p>1,24E-0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formula="of:=AVERAGE([.E15:.E19])" office:value-type="float" office:value="0.0000125178043377077">
            <text:p>1,25E-005</text:p>
          </table:table-cell>
          <table:table-cell table:formula="of:=STDEV([.E15:.E19])" office:value-type="float" office:value="0.000000100119371679127">
            <text:p>1,00119371679127E-007</text:p>
          </table:table-cell>
          <table:table-cell/>
          <table:table-cell office:value-type="string">
            <text:p>Gl</text:p>
          </table:table-cell>
          <table:table-cell table:formula="of:=[.$L$4]*[.C12]*(([.$C$8]^4)/[.$C$7])" office:value-type="float" office:value="0.0000167193231673825">
            <text:p>1,67193231673825E-0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string">
            <text:p>p<text:span text:style-name="T1">1</text:span></text:p>
          </table:table-cell>
          <table:table-cell table:formula="of:=[.G23]*100" office:value-type="float" office:value="16.9">
            <text:p>16,9</text:p>
          </table:table-cell>
          <table:table-cell table:style-name="ce1" office:value-type="string">
            <text:p>P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<text:span text:style-name="T1">2</text:span></text:p>
          </table:table-cell>
          <table:table-cell table:formula="of:=[.G24]*100" office:value-type="float" office:value="687">
            <text:p>687</text:p>
          </table:table-cell>
          <table:table-cell table:style-name="ce1" office:value-type="string">
            <text:p>Pa</text:p>
          </table:table-cell>
          <table:table-cell table:number-columns-repeated="2"/>
          <table:table-cell table:style-name="ce3" office:value-type="float" office:value="0.169">
            <text:p>1,69E-001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<text:span text:style-name="T1">s</text:span></text:p>
          </table:table-cell>
          <table:table-cell table:formula="of:=([.C23]+[.C22])/2" office:value-type="float" office:value="351.95">
            <text:p>351,95</text:p>
          </table:table-cell>
          <table:table-cell table:style-name="ce1" office:value-type="string">
            <text:p>Pa</text:p>
          </table:table-cell>
          <table:table-cell table:number-columns-repeated="2"/>
          <table:table-cell office:value-type="float" office:value="6.87">
            <text:p>6,87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42.1">
            <text:p>42,1</text:p>
          </table:table-cell>
          <table:table-cell table:style-name="ce4" table:formula="of:=[.B27]/([.C27]*1000000)*[.$H$4]" office:value-type="float" office:value="0.013103325415677">
            <text:p>1,31E-002</text:p>
          </table:table-cell>
          <table:table-cell table:style-name="ce4" table:formula="of:=[.D27]/([.$C$23]-[.$C$22])" office:value-type="float" office:value="0.0000195542835631651">
            <text:p>1,96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8.4">
            <text:p>38,4</text:p>
          </table:table-cell>
          <table:table-cell table:style-name="ce4" table:formula="of:=[.B28]/([.C28]*1000000)*[.$H$4]" office:value-type="float" office:value="0.0130598958333333">
            <text:p>1,31E-002</text:p>
          </table:table-cell>
          <table:table-cell table:style-name="ce4" table:formula="of:=[.D28]/([.$C$23]-[.$C$22])" office:value-type="float" office:value="0.0000194894729642342">
            <text:p>1,95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8.5">
            <text:p>38,5</text:p>
          </table:table-cell>
          <table:table-cell table:style-name="ce4" table:formula="of:=[.B29]/([.C29]*1000000)*[.$H$4]" office:value-type="float" office:value="0.013025974025974">
            <text:p>1,30E-002</text:p>
          </table:table-cell>
          <table:table-cell table:style-name="ce4" table:formula="of:=[.D29]/([.$C$23]-[.$C$22])" office:value-type="float" office:value="0.0000194388509565349">
            <text:p>1,94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5.7">
            <text:p>45,7</text:p>
          </table:table-cell>
          <table:table-cell table:style-name="ce4" table:formula="of:=[.B30]/([.C30]*1000000)*[.$H$4]" office:value-type="float" office:value="0.0131684901531729">
            <text:p>1,32E-002</text:p>
          </table:table-cell>
          <table:table-cell table:style-name="ce4" table:formula="of:=[.D30]/([.$C$23]-[.$C$22])" office:value-type="float" office:value="0.0000196515298510265">
            <text:p>1,97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7.2">
            <text:p>37,2</text:p>
          </table:table-cell>
          <table:table-cell table:style-name="ce4" table:formula="of:=[.B31]/([.C31]*1000000)*[.$H$4]" office:value-type="float" office:value="0.0134811827956989">
            <text:p>1,35E-002</text:p>
          </table:table-cell>
          <table:table-cell table:style-name="ce4" table:formula="of:=[.D31]/([.$C$23]-[.$C$22])" office:value-type="float" office:value="0.0000201181656404998">
            <text:p>2,01E-0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formula="of:=AVERAGE([.E27:.E31])" office:value-type="float" office:value="0.0000196504605950921">
            <text:p>1,97E-005</text:p>
          </table:table-cell>
          <table:table-cell table:formula="of:=STDEV([.E27:.E31])" office:value-type="float" office:value="0.000000273264903846945">
            <text:p>2,73264903846945E-007</text:p>
          </table:table-cell>
          <table:table-cell/>
          <table:table-cell office:value-type="string">
            <text:p>Gl</text:p>
          </table:table-cell>
          <table:table-cell table:formula="of:=[.$L$4]*[.C24]*(([.$C$8]^4)/[.$C$7])" office:value-type="float" office:value="0.0000199781550511314">
            <text:p>1,99781550511314E-0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string">
            <text:p>p<text:span text:style-name="T1">1</text:span></text:p>
          </table:table-cell>
          <table:table-cell table:formula="of:=[.G35]*100" office:value-type="float" office:value="20.1">
            <text:p>20,1</text:p>
          </table:table-cell>
          <table:table-cell table:style-name="ce1" office:value-type="string">
            <text:p>P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<text:span text:style-name="T1">2</text:span></text:p>
          </table:table-cell>
          <table:table-cell table:formula="of:=[.G36]*100" office:value-type="float" office:value="773">
            <text:p>773</text:p>
          </table:table-cell>
          <table:table-cell table:style-name="ce1" office:value-type="string">
            <text:p>Pa</text:p>
          </table:table-cell>
          <table:table-cell table:number-columns-repeated="2"/>
          <table:table-cell table:style-name="ce3" office:value-type="float" office:value="0.201">
            <text:p>2,01E-001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<text:span text:style-name="T1">s</text:span></text:p>
          </table:table-cell>
          <table:table-cell table:formula="of:=([.C35]+[.C34])/2" office:value-type="float" office:value="396.55">
            <text:p>396,55</text:p>
          </table:table-cell>
          <table:table-cell table:style-name="ce1" office:value-type="string">
            <text:p>Pa</text:p>
          </table:table-cell>
          <table:table-cell table:number-columns-repeated="2"/>
          <table:table-cell office:value-type="float" office:value="7.73">
            <text:p>7,73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.5">
            <text:p>29,5</text:p>
          </table:table-cell>
          <table:table-cell table:style-name="ce4" table:formula="of:=[.B39]/([.C39]*1000000)*[.$H$4]" office:value-type="float" office:value="0.017">
            <text:p>1,70E-002</text:p>
          </table:table-cell>
          <table:table-cell table:style-name="ce4" table:formula="of:=[.D39]/([.$C$35]-[.$C$34])" office:value-type="float" office:value="0.0000225793598087395">
            <text:p>2,26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4" table:formula="of:=[.B40]/([.C40]*1000000)*[.$H$4]" office:value-type="float" office:value="0.0167166666666667">
            <text:p>1,67E-002</text:p>
          </table:table-cell>
          <table:table-cell table:style-name="ce4" table:formula="of:=[.D40]/([.$C$35]-[.$C$34])" office:value-type="float" office:value="0.0000222030371452606">
            <text:p>2,22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.8">
            <text:p>29,8</text:p>
          </table:table-cell>
          <table:table-cell table:style-name="ce4" table:formula="of:=[.B41]/([.C41]*1000000)*[.$H$4]" office:value-type="float" office:value="0.0168288590604027">
            <text:p>1,68E-002</text:p>
          </table:table-cell>
          <table:table-cell table:style-name="ce4" table:formula="of:=[.D41]/([.$C$35]-[.$C$34])" office:value-type="float" office:value="0.0000223520508173764">
            <text:p>2,24E-0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formula="of:=AVERAGE([.E39:.E41])" office:value-type="float" office:value="0.0000223781492571255">
            <text:p>2,24E-005</text:p>
          </table:table-cell>
          <table:table-cell table:formula="of:=STDEV([.E39:.E41])" office:value-type="float" office:value="0.0000001895139392762">
            <text:p>1,895139392762E-007</text:p>
          </table:table-cell>
          <table:table-cell/>
          <table:table-cell office:value-type="string">
            <text:p>Gl</text:p>
          </table:table-cell>
          <table:table-cell table:style-name="ce3" table:formula="of:=[.$L$4]*[.C36]*(([.$C$8]^4)/[.$C$7])" office:value-type="float" office:value="0.0000225098377199209">
            <text:p>2,25E-0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2"/>
          <table:table-cell table:number-columns-repeated="8"/>
        </table:table-row>
        <table:table-row table:style-name="ro2">
          <table:table-cell/>
          <table:table-cell office:value-type="string">
            <text:p>p<text:span text:style-name="T1">1</text:span></text:p>
          </table:table-cell>
          <table:table-cell table:formula="of:=[.G45]*100" office:value-type="float" office:value="23.56">
            <text:p>23,56</text:p>
          </table:table-cell>
          <table:table-cell table:style-name="ce1" office:value-type="string">
            <text:p>P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<text:span text:style-name="T1">2</text:span></text:p>
          </table:table-cell>
          <table:table-cell table:formula="of:=[.G46]*100" office:value-type="float" office:value="860">
            <text:p>860</text:p>
          </table:table-cell>
          <table:table-cell table:style-name="ce1" office:value-type="string">
            <text:p>Pa</text:p>
          </table:table-cell>
          <table:table-cell table:number-columns-repeated="2"/>
          <table:table-cell table:style-name="ce3" office:value-type="float" office:value="0.2356">
            <text:p>2,36E-001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<text:span text:style-name="T1">s</text:span></text:p>
          </table:table-cell>
          <table:table-cell table:formula="of:=([.C45]+[.C44])/2" office:value-type="float" office:value="441.78">
            <text:p>441,78</text:p>
          </table:table-cell>
          <table:table-cell table:style-name="ce1" office:value-type="string">
            <text:p>Pa</text:p>
          </table:table-cell>
          <table:table-cell table:number-columns-repeated="2"/>
          <table:table-cell office:value-type="float" office:value="8.6">
            <text:p>8,6</text:p>
          </table:table-cell>
          <table:table-cell office:value-type="string">
            <text:p>mBar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2" office:value-type="string">
            <text:p><text:span text:style-name="T2">Δ</text:span>V [cm3]</text:p>
          </table:table-cell>
          <table:table-cell table:style-name="ce2" office:value-type="string">
            <text:p><text:span text:style-name="T2">Δ</text:span>t[s]</text:p>
          </table:table-cell>
          <table:table-cell table:style-name="ce2" office:value-type="string">
            <text:p>I[kg m<text:span text:style-name="T3">2</text:span> s<text:span text:style-name="T3">-3</text:span>]</text:p>
          </table:table-cell>
          <table:table-cell table:style-name="ce2" office:value-type="string">
            <text:p>G[m<text:span text:style-name="T3">3</text:span> s<text:span text:style-name="T3">-1</text:span>]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1">
            <text:p>30,1</text:p>
          </table:table-cell>
          <table:table-cell table:style-name="ce4" table:formula="of:=[.B49]/([.C49]*1000000)*[.$H$4]" office:value-type="float" office:value="0.0199933554817276">
            <text:p>2,00E-002</text:p>
          </table:table-cell>
          <table:table-cell table:style-name="ce4" table:formula="of:=[.D49]/([.$C$45]-[.$C$44])" office:value-type="float" office:value="0.0000239029165053412">
            <text:p>2,39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4.9">
            <text:p>24,9</text:p>
          </table:table-cell>
          <table:table-cell table:style-name="ce4" table:formula="of:=[.B50]/([.C50]*1000000)*[.$H$4]" office:value-type="float" office:value="0.020140562248996">
            <text:p>2,01E-002</text:p>
          </table:table-cell>
          <table:table-cell table:style-name="ce4" table:formula="of:=[.D50]/([.$C$45]-[.$C$44])" office:value-type="float" office:value="0.0000240789085278035">
            <text:p>2,41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.3">
            <text:p>25,3</text:p>
          </table:table-cell>
          <table:table-cell table:style-name="ce4" table:formula="of:=[.B51]/([.C51]*1000000)*[.$H$4]" office:value-type="float" office:value="0.0198221343873518">
            <text:p>1,98E-002</text:p>
          </table:table-cell>
          <table:table-cell table:style-name="ce4" table:formula="of:=[.D51]/([.$C$45]-[.$C$44])" office:value-type="float" office:value="0.0000236982143218303">
            <text:p>2,37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4" table:formula="of:=[.B52]/([.C52]*1000000)*[.$H$4]" office:value-type="float" office:value="0.02006">
            <text:p>2,01E-002</text:p>
          </table:table-cell>
          <table:table-cell table:style-name="ce4" table:formula="of:=[.D52]/([.$C$45]-[.$C$44])" office:value-type="float" office:value="0.0000239825928936923">
            <text:p>2,40E-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4.8">
            <text:p>24,8</text:p>
          </table:table-cell>
          <table:table-cell table:style-name="ce4" table:formula="of:=[.B53]/([.C53]*1000000)*[.$H$4]" office:value-type="float" office:value="0.0202217741935484">
            <text:p>2,02E-002</text:p>
          </table:table-cell>
          <table:table-cell table:style-name="ce4" table:formula="of:=[.D53]/([.$C$45]-[.$C$44])" office:value-type="float" office:value="0.0000241760009008995">
            <text:p>2,42E-0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formula="of:=AVERAGE([.E49:.E53])" office:value-type="float" office:value="0.0000239677266299134">
            <text:p>2,40E-005</text:p>
          </table:table-cell>
          <table:table-cell table:formula="of:=STDEV([.E49:.E53])" office:value-type="float" office:value="0.000000182207181957319">
            <text:p>1,82207181957319E-007</text:p>
          </table:table-cell>
          <table:table-cell/>
          <table:table-cell office:value-type="string">
            <text:p>Gl</text:p>
          </table:table-cell>
          <table:table-cell table:style-name="ce3" table:formula="of:=[.$L$4]*[.C46]*(([.$C$8]^4)/[.$C$7])" office:value-type="float" office:value="0.0000250772818255117">
            <text:p>2,51E-005</text:p>
          </table:table-cell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9:31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0T11:00:21</meta:creation-date>
    <dc:date>2011-10-20T19:31:06</dc:date>
    <meta:editing-duration>PT4H16M52S</meta:editing-duration>
    <meta:editing-cycles>11</meta:editing-cycles>
    <meta:generator>LibreOffice/3.3$Linux LibreOffice_project/330m19$Build-301</meta:generator>
    <meta:document-statistic meta:table-count="3" meta:cell-count="176" meta:object-count="0"/>
  </office:meta>
</office:document-meta>
</file>